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paragraph" style:family="paragraph">
      <style:paragraph-properties style:vertical-align="baseline" fo:margin-top="0in" fo:margin-bottom="0in" fo:margin-left="0.2493in">
        <style:tab-stops/>
      </style:paragraph-properties>
    </style:style>
    <style:style style:name="T4" style:parent-style-name="eop" style:family="text">
      <style:text-properties style:font-name="Calibri" style:font-name-complex="Calibri" fo:font-size="11pt" style:font-size-asian="11pt" style:font-size-complex="11pt"/>
    </style:style>
    <style:style style:name="P5" style:parent-style-name="paragraph" style:family="paragraph">
      <style:paragraph-properties style:vertical-align="baseline" fo:margin-top="0in" fo:margin-bottom="0in" fo:margin-left="0.2493in">
        <style:tab-stops/>
      </style:paragraph-properties>
    </style:style>
    <style:style style:name="T6" style:parent-style-name="eop" style:family="text">
      <style:text-properties style:font-name="Calibri" style:font-name-complex="Calibri" fo:font-size="11pt" style:font-size-asian="11pt" style:font-size-complex="11pt"/>
    </style:style>
    <style:style style:name="P7" style:parent-style-name="paragraph" style:family="paragraph">
      <style:paragraph-properties style:vertical-align="baseline" fo:margin-top="0in" fo:margin-bottom="0in" fo:margin-left="0.2493in">
        <style:tab-stops/>
      </style:paragraph-properties>
    </style:style>
    <style:style style:name="P8"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9"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0"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1"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2"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3"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4"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5" style:parent-style-name="paragraph" style:family="paragraph">
      <style:paragraph-properties style:vertical-align="baseline" fo:margin-top="0in" fo:margin-bottom="0in" fo:margin-left="0.2493in">
        <style:tab-stops/>
      </style:paragraph-properties>
      <style:text-properties style:font-name="Calibri" style:font-name-complex="Calibri" fo:font-size="11pt" style:font-size-asian="11pt" style:font-size-complex="11pt"/>
    </style:style>
    <style:style style:name="P16" style:parent-style-name="Standaard" style:family="paragraph">
      <style:paragraph-properties fo:margin-left="0.2493in">
        <style:tab-stops/>
      </style:paragraph-properties>
    </style:style>
    <style:style style:name="T17" style:parent-style-name="Standaardalinea-lettertype" style:family="text">
      <style:text-properties style:font-name="Calibri" style:font-name-complex="Calibri"/>
    </style:style>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style style:name="T22" style:parent-style-name="Standaardalinea-lettertype" style:family="text">
      <style:text-properties fo:font-style="italic" style:font-style-asian="italic" style:font-style-complex="italic"/>
    </style:style>
    <style:style style:name="T23" style:parent-style-name="Standaardalinea-lettertype" style:family="text">
      <style:text-properties fo:font-style="italic" style:font-style-asian="italic" style:font-style-complex="italic"/>
    </style:style>
    <style:style style:name="P24" style:parent-style-name="Lijstalinea" style:list-style-name="LFO1" style:family="paragraph"/>
    <style:style style:name="P25" style:parent-style-name="Lijstalinea" style:list-style-name="LFO2" style:family="paragraph"/>
    <style:style style:name="P26" style:parent-style-name="Lijstalinea" style:list-style-name="LFO2" style:family="paragraph"/>
    <style:style style:name="P27" style:parent-style-name="Lijstalinea" style:list-style-name="LFO2" style:family="paragraph"/>
    <style:style style:name="P28" style:parent-style-name="Lijstalinea" style:family="paragraph">
      <style:paragraph-properties fo:text-indent="0.4833in"/>
    </style:style>
    <style:style style:name="P29" style:parent-style-name="Lijstalinea" style:list-style-name="LFO1" style:family="paragraph"/>
    <style:style style:name="P30" style:parent-style-name="Lijstalinea" style:family="paragraph">
      <style:text-properties fo:font-style="italic" style:font-style-asian="italic" style:font-style-complex="italic"/>
    </style:style>
    <style:style style:name="P31" style:parent-style-name="Lijstalinea" style:list-style-name="LFO1" style:family="paragraph"/>
    <style:style style:name="P32" style:parent-style-name="Lijstalinea" style:list-style-name="LFO1" style:family="paragraph"/>
  </office:automatic-styles>
  <office:body>
    <office:text text:use-soft-page-breaks="true">
      <text:p text:style-name="P1">Agenda BPEXA met opdrachtgever 7</text:p>
      <text:p text:style-name="Standaard">Datum: 27-10-2021 Locatie: Zoom Tijdstip: 15:00</text:p>
      <text:p text:style-name="Standaard">Opdrachtgever: Evelien Jongepier</text:p>
      <text:p text:style-name="Standaard">Begeleider: Jeroen Pijpe</text:p>
      <text:list text:style-name="LFO1" text:continue-numbering="true">
        <text:list-item>
          <text:p text:style-name="P2">Opening</text:p>
        </text:list-item>
      </text:list>
      <text:p text:style-name="P3"><text:span text:style-name="T4">Datum: 27-10-2021</text:span></text:p>
      <text:p text:style-name="P5"><text:span text:style-name="T6">Tijd: 15.00u</text:span></text:p>
      <text:p text:style-name="P7"/>
      <text:p text:style-name="P8">Aanwezigen:<text:s/></text:p>
      <text:p text:style-name="P9">Chezley van Veen</text:p>
      <text:p text:style-name="P10">Selena Impink</text:p>
      <text:p text:style-name="P11">Thomas den Hamer</text:p>
      <text:p text:style-name="P12">Evelien Jongepier</text:p>
      <text:p text:style-name="P13">Noa van Daatselaar</text:p>
      <text:p text:style-name="P14"/>
      <text:p text:style-name="P15">Notulist:</text:p>
      <text:p text:style-name="P16"><text:span text:style-name="T17">Noa van Daatselaar</text:span></text:p>
      <text:p text:style-name="Lijstalinea"/>
      <text:list text:style-name="LFO1" text:continue-numbering="true">
        <text:list-item>
          <text:p text:style-name="P18">Mededelingen</text:p>
        </text:list-item>
      </text:list>
      <text:p text:style-name="Lijstalinea">x</text:p>
      <text:list text:style-name="LFO1" text:continue-numbering="true">
        <text:list-item>
          <text:p text:style-name="P19">Extra agendapunten</text:p>
        </text:list-item>
      </text:list>
      <text:p text:style-name="Lijstalinea">x</text:p>
      <text:list text:style-name="LFO1" text:continue-numbering="true">
        <text:list-item>
          <text:p text:style-name="P20">Trinity DE</text:p>
        </text:list-item>
      </text:list>
      <text:p text:style-name="Lijstalinea">Trinity DE is aanpast, twee rules gemaakt. Align rule wordt gerund over elke read. De output is een directory met de samples. De andere rule wordt één keer gerund over alle samples.<text:s/></text:p>
      <text:p text:style-name="Lijstalinea"/>
      <text:p text:style-name="Lijstalinea">Trinity kan op twee niveaus uitgevoerd worden. Op de individuele genen<text:s/>en op de isoformen van de genen. Isoformen zijn op elkaar lijkende eiwitten afkomstig van één gen of gen familie. Trinity op de isoformen geeft meer details, maar ook meer noise. Een voorbeeld is dat je errores kan krijgen door de verschillende transcript lengtes. Transcripten worden vaak niet op isoform niveau geanalyseerd, maar de gebruiker mag bij de pipeline het zelf bepalen.<text:s/></text:p>
      <text:p text:style-name="Lijstalinea"/>
      <text:p text:style-name="Lijstalinea">De for loops met de isoformen en genen moeten gesplitst worden in twee losse stukjes script. Als dat werkt moeten het 2 losse rules worden.<text:s/></text:p>
      <text:p text:style-name="Lijstalinea"/>
      <text:list text:style-name="LFO1" text:continue-numbering="true">
        <text:list-item>
          <text:p text:style-name="P21">Git ignore</text:p>
        </text:list-item>
      </text:list>
      <text:p text:style-name="Lijstalinea">Selena heeft een paar regels extra er uitgehaald. Als er getwijfeld wordt over regels niet<text:s/><text:span text:style-name="T22">ignoren</text:span>. De regels over de test zijn eruit gehaald. De resultaten moeten ook<text:s/><text:span text:style-name="T23">ignored</text:span><text:s/>worden, maar wel toevoegen als herining.</text:p>
      <text:list text:style-name="LFO1" text:continue-numbering="true">
        <text:list-item>
          <text:p text:style-name="P24">Planning volgende week</text:p>
        </text:list-item>
      </text:list>
      <text:list text:style-name="LFO2" text:continue-numbering="true">
        <text:list-item>
          <text:p text:style-name="P25">Trinity DE verder klaar maken</text:p>
        </text:list-item>
        <text:list-item>
          <text:p text:style-name="P26">Alle solid boksen van de workflow zijn klaar. We moeten de workflow boksen nu critisch afmaken; param, config, scheme en de resultaten</text:p>
        </text:list-item>
        <text:list-item>
          <text:p text:style-name="P27">Autoreport maken, welke resultaten zijn belangrijk om opgenomen te worden</text:p>
        </text:list-item>
      </text:list>
      <text:p text:style-name="P28"><text:a xlink:href="https://snakemake.readthedocs.io/en/stable/snakefiles/reporting.html" office:target-frame-name="_top" xlink:show="replace"><text:span text:style-name="Hyperlink">https://snakemake.readthedocs.io/en/stable/snakefiles/reporting.html</text:span></text:a><text:s/></text:p>
      <text:soft-page-break/>
      <text:p text:style-name="Lijstalinea">Maandag gaan we aan het project werken, daarna mail versturen naar Evelien; met de locaties van de benodigde informatie over de pipeline.<text:s/></text:p>
      <text:list text:style-name="LFO1" text:continue-numbering="true">
        <text:list-item>
          <text:p text:style-name="P29">Vragen?</text:p>
        </text:list-item>
      </text:list>
      <text:p text:style-name="P30">Wat voor een beeld heeft Evelien, hoe het verslag eruit komt te zien:</text:p>
      <text:p text:style-name="Lijstalinea">In het verslag moet de werking van de pipeline worden verwerkt. We moeten laten zien dat we begrijpen wat de pipeline doet. Zodat gebruikers interesse krijgen om onze pipeline te gaan gebruiken, mochten ze ook metatranscriptomics data hebben. Daarnaast moeten we het report dat gecreëerd wordt erin verwerken.</text:p>
      <text:p text:style-name="Lijstalinea"/>
      <text:list text:style-name="LFO1" text:continue-numbering="true">
        <text:list-item>
          <text:p text:style-name="P31">Volgende vergadering</text:p>
        </text:list-item>
      </text:list>
      <text:p text:style-name="Lijstalinea">Vrijdag 5 november 14u</text:p>
      <text:list text:style-name="LFO1" text:continue-numbering="true">
        <text:list-item>
          <text:p text:style-name="P32">Afsluiting</text:p>
        </text:list-item>
      </text:list>
      <text:p text:style-name="Lijstalinea">15.23u</text:p>
      <text:p text:style-name="Lijstalinea"/>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auto-update="true">
      <style:paragraph-properties style:vertical-align="baseline" fo:margin-bottom="0in" fo:line-height="100%"/>
      <style:text-properties style:font-name="Calibri" style:font-name-asian="Calibri" style:font-name-complex="Times New Roman" fo:hyphenate="false"/>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paragraph" style:display-name="paragraph"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NL" fo:hyphenate="false"/>
    </style:style>
    <style:style style:name="eop" style:display-name="eop"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atselaar, Noa van</meta:initial-creator>
    <dc:creator>Daatselaar, Noa van</dc:creator>
    <meta:creation-date>2021-10-27T14:02:00Z</meta:creation-date>
    <dc:date>2021-10-27T14:04:00Z</dc:date>
    <meta:template xlink:href="Normal" xlink:type="simple"/>
    <meta:editing-cycles>1</meta:editing-cycles>
    <meta:editing-duration>PT60S</meta:editing-duration>
    <meta:document-statistic meta:page-count="2" meta:paragraph-count="4" meta:word-count="365" meta:character-count="2371" meta:row-count="16" meta:non-whitespace-character-count="2010"/>
  </office:meta>
</office:document-meta>
</file>